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458BC10378DE87A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07cm, 3.671cm, 17.024cm, 4.23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02cm" svg:height="21.7cm" svg:x="1.092cm" svg:y="2.291cm">
          <draw:image xlink:href="Pictures/10000000000005E8000007E0E458BC10378DE87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27T13:39:36.674795548</dc:date>
    <meta:editing-duration>PT3M32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